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db7a8a"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6"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fo:font-size="13pt" officeooo:paragraph-rsid="01db7a8a" style:font-size-asian="13pt" style:font-size-complex="13pt"/>
    </style:style>
    <style:style style:name="P8" style:family="paragraph" style:parent-style-name="Preformatted_20_Text">
      <style:paragraph-properties style:writing-mode="lr-tb"/>
      <style:text-properties style:font-name="Liberation Sans" fo:font-size="13pt" fo:font-style="normal" style:text-underline-style="none" officeooo:rsid="01c6807f" officeooo:paragraph-rsid="01db7a8a" style:font-name-asian="Nimbus Mono L" style:font-size-asian="13pt" style:font-style-asian="normal" style:font-name-complex="Liberation Mono" style:font-size-complex="13pt" style:font-style-complex="normal"/>
    </style:style>
    <style:style style:name="P9" style:family="paragraph" style:parent-style-name="Preformatted_20_Text">
      <style:paragraph-properties style:writing-mode="lr-tb"/>
      <style:text-properties fo:font-size="13pt" officeooo:rsid="01e115a9" officeooo:paragraph-rsid="01e115a9" style:font-size-asian="13pt" style:font-size-complex="13pt"/>
    </style:style>
    <style:style style:name="P10"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1"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2"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3" style:family="paragraph" style:parent-style-name="Preformatted_20_Text">
      <style:text-properties style:font-name="Liberation Sans" fo:font-size="13pt" fo:font-style="normal" style:text-underline-style="none" officeooo:rsid="01c6807f" officeooo:paragraph-rsid="01e15a69" style:font-name-asian="Nimbus Mono L" style:font-size-asian="13pt" style:font-style-asian="normal" style:font-name-complex="Liberation Mono" style:font-size-complex="13pt" style:font-style-complex="normal"/>
    </style:style>
    <style:style style:name="P14" style:family="paragraph" style:parent-style-name="Preformatted_20_Text">
      <style:text-properties style:font-name="Liberation Sans" fo:font-size="13pt" fo:font-style="normal" style:text-underline-style="none" officeooo:rsid="01dd3a06" officeooo:paragraph-rsid="01e15a69"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erif" fo:font-size="13pt" fo:font-style="normal" style:text-underline-style="none" officeooo:rsid="00083d4b" officeooo:paragraph-rsid="00083d4b" style:font-size-asian="13pt" style:font-style-asian="normal" style:font-size-complex="13pt" style:font-style-complex="normal"/>
    </style:style>
    <style:style style:name="P16" style:family="paragraph" style:parent-style-name="Preformatted_20_Text">
      <style:text-properties fo:font-size="13pt" officeooo:paragraph-rsid="01dd3a06" style:font-size-asian="13pt" style:font-size-complex="13pt"/>
    </style:style>
    <style:style style:name="P17" style:family="paragraph" style:parent-style-name="Preformatted_20_Text">
      <style:text-properties style:font-name="Liberation Sans" fo:font-size="13pt" fo:font-style="normal" style:text-underline-style="none" officeooo:rsid="01d92df6" officeooo:paragraph-rsid="01dd3a06" fo:background-color="transparent"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19" style:family="paragraph" style:parent-style-name="Preformatted_20_Text">
      <style:paragraph-properties style:writing-mode="lr-tb"/>
      <style:text-properties fo:font-size="13pt" officeooo:paragraph-rsid="01dd3a06" style:font-size-asian="13pt" style:font-size-complex="13pt"/>
    </style:style>
    <style:style style:name="P20"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1" style:family="paragraph" style:parent-style-name="Preformatted_20_Text">
      <style:text-properties fo:font-size="13pt" officeooo:paragraph-rsid="01c26751" style:font-size-asian="13pt" style:font-size-complex="13pt"/>
    </style:style>
    <style:style style:name="P22"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23"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4"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5"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6"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dffe2c"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db7a8a"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a5f48" style:font-size-asian="16pt" style:font-weight-asian="bold" style:font-size-complex="16pt" style:font-weight-complex="bold"/>
    </style:style>
    <style:style style:name="T8" style:family="text">
      <style:text-properties officeooo:rsid="01e115a9"/>
    </style:style>
    <style:style style:name="T9"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e115a9"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d74f08"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db7a8a"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cefc6a" style:font-name-asian="Nimbus Mono L" style:font-style-asian="normal" style:font-name-complex="Liberation Mono" style:font-style-complex="normal"/>
    </style:style>
    <style:style style:name="T19" style:family="text">
      <style:text-properties style:font-name="Liberation Sans" fo:font-style="normal" style:text-underline-style="none"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e15a69"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23" style:family="text">
      <style:text-properties officeooo:rsid="01e15a69"/>
    </style:style>
    <style:style style:name="T24" style:family="text">
      <style:text-properties officeooo:rsid="01db7a8a"/>
    </style:style>
    <style:style style:name="T25" style:family="text">
      <style:text-properties fo:font-weight="bold" style:font-weight-asian="bold" style:font-weight-complex="bold"/>
    </style:style>
    <style:style style:name="T26" style:family="text">
      <style:text-properties fo:font-weight="bold" officeooo:rsid="000dd66a" style:font-weight-asian="bold" style:font-weight-complex="bold"/>
    </style:style>
    <style:style style:name="T27" style:family="text">
      <style:text-properties fo:font-weight="bold" officeooo:rsid="0160cefc" style:font-weight-asian="bold" style:font-weight-complex="bold"/>
    </style:style>
    <style:style style:name="T28" style:family="text">
      <style:text-properties officeooo:rsid="01caa47b"/>
    </style:style>
    <style:style style:name="T29" style:family="text">
      <style:text-properties officeooo:rsid="01d74f08"/>
    </style:style>
    <style:style style:name="T30"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d4970c"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3c55a1" fo:background-color="transparent" loext:char-shading-value="0" style:font-style-asian="normal" style:font-style-complex="normal"/>
    </style:style>
    <style:style style:name="T45" style:family="text">
      <style:text-properties style:font-name="Liberation Sans" fo:font-style="normal" style:text-underline-style="none" officeooo:rsid="00083d4b" fo:background-color="transparent" loext:char-shading-value="0" style:font-style-asian="normal" style:font-style-complex="normal"/>
    </style:style>
    <style:style style:name="T46"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1</text:span><text:span text:style-name="T2">7</text:span><text:span text:style-name="T3">th</text:span><text:span text:style-name="T4"> </text:span><text:span text:style-name="T1">August</text:span><text:span text:style-name="T5"> 20</text:span><text:span text:style-name="T6">2</text:span><text:span text:style-name="T7">5</text:span></text:p>
      <text:p text:style-name="P3">Psalm 18:30</text:p>
      <text:p text:style-name="P4"><text:span text:style-name="T8">As for</text:span> God—<text:span text:style-name="T8">H</text:span>is way is perfect; the word of the Lord proves true; <text:span text:style-name="T8">H</text:span>e is a shield for all those who take refuge in <text:span text:style-name="T8">H</text:span>im.</text:p>
      <text:p text:style-name="P5"/>
      <text:p text:style-name="P6">Thanks to God</text:p>
      <text:p text:style-name="P7"><text:span text:style-name="T9">O </text:span><text:span text:style-name="T10">L</text:span><text:span text:style-name="T11">o</text:span><text:span text:style-name="T10">r</text:span><text:span text:style-name="T11">d,</text:span><text:span text:style-name="T12"> </text:span><text:span text:style-name="T13">we </text:span><text:span text:style-name="T14">thank You that we can </text:span><text:span text:style-name="T15">take refuge and come under Your protection. We thank You for Your</text:span><text:span text:style-name="T16"> grace </text:span><text:span text:style-name="T15">and favour</text:span><text:span text:style-name="T16">, </text:span><text:span text:style-name="T17">because we have been redeemed by the blood of Jesus, and we are now </text:span><text:span text:style-name="T15">sons and daughters of the Living God</text:span><text:span text:style-name="T18">.</text:span></text:p>
      <text:p text:style-name="P8"/>
      <text:p text:style-name="P9"><text:span text:style-name="T19">We acknowledge that Your ways are perfect, </text:span><text:span text:style-name="T20">but</text:span><text:span text:style-name="T19"> our ways have been so marred by sin that we could not save ourselves. </text:span><text:span text:style-name="T21">W</text:span><text:span text:style-name="T22">e thank You that </text:span><text:span text:style-name="T19">Your Word is true, and </text:span><text:span text:style-name="T22">we have been </text:span><text:span text:style-name="T19">forgiven, and set free by The Eternally Begotten Son, Jesus, Who suffered and died for us</text:span><text:span text:style-name="T22">.</text:span></text:p>
      <text:p text:style-name="P10"/>
      <text:p text:style-name="P11"><text:span text:style-name="T23">W</text:span>e thank You that <text:span text:style-name="T8">b</text:span>ecause <text:span text:style-name="T23">He </text:span><text:span text:style-name="T8">rose again and now lives forever</text:span>, we <text:span text:style-name="T8">can face whatever this world presents with trust in You. </text:span><text:span text:style-name="T24">We thank You </text:span><text:span text:style-name="T23">for the assurance of hope in a certain, glorious future, laid up for us in Heaven.</text:span></text:p>
      <text:p text:style-name="P10"/>
      <text:p text:style-name="P12"><text:span text:style-name="T25">The Wide World...</text:span><text:span text:style-name="T26"> a</text:span><text:span text:style-name="T25">nd the </text:span><text:span text:style-name="T27">W</text:span><text:span text:style-name="T25">ider Church</text:span></text:p>
      <text:p text:style-name="P13"><text:span text:style-name="T28">W</text:span><text:span text:style-name="T29">e </text:span><text:span text:style-name="T24">pray</text:span><text:span text:style-name="T29"> for this </text:span><text:span text:style-name="T28">world </text:span><text:span text:style-name="T29">where </text:span><text:span text:style-name="T24">so many </text:span><text:span text:style-name="T23">have been blinded by an enemy of God, who has been defeated at the Cross, but who still seeks to destroy the church and take people captive. We also are aware of those who know what they do, who hate the people of God and seek to destroy them. We pray that You would strengthen Your persecuted church, and encourage those who have lost loved ones to persecution and terror</text:span><text:span text:style-name="T24">. </text:span></text:p>
      <text:p text:style-name="P14"/>
      <text:p text:style-name="P14"><text:span text:style-name="T23">We pray for the young people who will eventually receive shoeboxes via Operation Christmas Child. We pray for their salvation, as they feel the impact of the love that has gone into those small gifts, an expression of Your love toward us, and passed on to them.</text:span></text:p>
      <text:p text:style-name="P14"/>
      <text:p text:style-name="P15"><text:span text:style-name="T25">Ashburton</text:span></text:p>
      <text:p text:style-name="P16"><text:span text:style-name="T30">W</text:span><text:span text:style-name="T31">e pray for our </text:span><text:span text:style-name="T32">work</text:span><text:span text:style-name="T33"> </text:span><text:span text:style-name="T30">here at Ashburton, </text:span><text:span text:style-name="T33">as we </text:span><text:span text:style-name="T34">endeavour to follow on the path You are leading us. As we seek a new pastor/preacher to </text:span><text:span text:style-name="T32">work </text:span><text:span text:style-name="T34">within Your plans for this place, we pray for the Selection Committee as they apply Your wisdom to their search, so that in the end, everything will be done according to Your will for us and for the new minister of Your Word and sacraments.</text:span></text:p>
      <text:p text:style-name="P17"/>
      <text:p text:style-name="P16"><text:span text:style-name="T35">We </text:span><text:span text:style-name="T34">continue</text:span><text:span text:style-name="T36"> </text:span><text:span text:style-name="T32">in</text:span><text:span text:style-name="T35"> pray</text:span><text:span text:style-name="T32">er</text:span><text:span text:style-name="T35"> for</text:span><text:span text:style-name="T37"> </text:span><text:span text:style-name="T34">those in need of Your healing hand – for </text:span><text:span text:style-name="T37">Alan, </text:span><text:span text:style-name="T30">Diane, and others affected by illness or injury. </text:span></text:p>
      <text:p text:style-name="P18"/>
      <text:p text:style-name="P19"><text:span text:style-name="T38">We thank You for </text:span><text:span text:style-name="T32">Your Word, and for </text:span><text:span text:style-name="T34">Paul’s</text:span><text:span text:style-name="T32"> preparation</text:span><text:span text:style-name="T39"> </text:span><text:span text:style-name="T32">so that what he </text:span><text:span text:style-name="T39">bring</text:span><text:span text:style-name="T32">s</text:span><text:span text:style-name="T39"> </text:span><text:span text:style-name="T32">in his preaching today </text:span><text:span text:style-name="T34">will be for our edification, encouragement and blessing. We pray that his own walk of faith will likewise be more faithful than before because of the work he has put into serving us as the minister of Your Word today.</text:span></text:p>
      <text:p text:style-name="P20"/>
      <text:p text:style-name="P21"><text:span text:style-name="T40">In </text:span><text:span text:style-name="T38">His</text:span><text:span text:style-name="T41"> </text:span><text:span text:style-name="T42">Precious Name </text:span><text:span text:style-name="T43">we pray</text:span><text:span text:style-name="T44">, </text:span><text:span text:style-name="T45">Amen.</text:span></text:p>
      <text:p text:style-name="P22">Our Father, Who is in heaven,<text:line-break/>hallowed be Your name;<text:line-break/>Your kingdom come;<text:line-break/>Your will be done,<text:line-break/>on earth as it is in heaven.</text:p>
      <text:p text:style-name="P23"/>
      <text:p text:style-name="P23">Give us this day our daily bread.<text:line-break/>And forgive us our trespasses,<text:line-break/>as we forgive those that trespass against us.<text:line-break/>Lead us not into temptation;<text:line-break/>but deliver us from evil.</text:p>
      <text:p text:style-name="P23"/>
      <text:p text:style-name="P23">For Yours is the kingdom,<text:line-break/>the power, and the glory,<text:line-break/>for ever and ever.<text:line-break/>Amen.</text:p>
      <text:p text:style-name="P23"/>
      <text:p text:style-name="P24">They shall not grow old, as we that are left grow old.</text:p>
      <text:p text:style-name="P25">Age shall not weary them, nor the years condemn.</text:p>
      <text:p text:style-name="P25">At the going <text:span text:style-name="T46">d</text:span>own of the sun, and in the morning, </text:p>
      <text:p text:style-name="P25">We WILL remember them.</text:p>
      <text:p text:style-name="P26">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5-08-16T21:14:45.427142018</dc:date>
    <meta:editing-duration>PT17H46M30S</meta:editing-duration>
    <meta:editing-cycles>199</meta:editing-cycles>
    <meta:generator>LibreOffice/25.2.5.2$Linux_X86_64 LibreOffice_project/fb4792146257752f54eab576deb869869b108571</meta:generator>
    <meta:print-date>2025-08-16T21:13:04.653601418</meta:print-date>
    <meta:document-statistic meta:table-count="0" meta:image-count="0" meta:object-count="0" meta:page-count="3" meta:paragraph-count="24" meta:word-count="579" meta:character-count="3015" meta:non-whitespace-character-count="2457"/>
  </office:meta>
</office:document-meta>
</file>